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8bri" svg:font-family="Cali8bri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7cm" fo:min-width="2.4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cc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2.576cm"/>
    </style:style>
    <style:style style:name="gr4" style:family="graphic" style:parent-style-name="standard">
      <style:graphic-properties draw:stroke="none" draw:fill="none" fo:min-height="3.021cm"/>
    </style:style>
    <style:style style:name="gr5" style:family="graphic" style:parent-style-name="standard">
      <style:graphic-properties draw:stroke="none" draw:fill="none" fo:min-height="0.757cm"/>
    </style:style>
    <style:style style:name="gr6" style:family="graphic" style:parent-style-name="objectwithoutfill">
      <style:graphic-properties svg:stroke-width="0.03cm" svg:stroke-color="#ff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fill="none" fo:min-height="0.9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0000" style:font-name="Cali8bri"/>
    </style:style>
    <style:style style:name="P3" style:family="paragraph">
      <loext:graphic-properties draw:fill="none" draw:fill-color="#ffffff"/>
      <style:text-properties fo:color="#ff0000" style:font-name="Cali8bri"/>
    </style:style>
    <style:style style:name="P4" style:family="paragraph">
      <loext:graphic-properties draw:fill="none"/>
      <style:text-properties fo:color="#ff0000" style:font-name="Cali8bri"/>
    </style:style>
    <style:style style:name="P5" style:family="paragraph">
      <style:text-properties fo:color="#ff0000" style:text-position="0% 100%" style:font-name="Cali8bri"/>
    </style:style>
    <style:style style:name="P6" style:family="paragraph">
      <loext:graphic-properties draw:fill="none"/>
      <style:text-properties fo:color="#ff0000" style:text-position="0% 100%" style:font-name="Cali8bri"/>
    </style:style>
    <style:style style:name="P7" style:family="paragraph">
      <style:text-properties fo:color="#00cc00" style:font-name="Cali8bri"/>
    </style:style>
    <style:style style:name="P8" style:family="paragraph">
      <loext:graphic-properties draw:fill="none" draw:fill-color="#ffffff"/>
      <style:text-properties fo:color="#00cc00" style:font-name="Cali8bri"/>
    </style:style>
    <style:style style:name="P9" style:family="paragraph">
      <loext:graphic-properties draw:fill="none"/>
      <style:text-properties fo:color="#00cc00" style:font-name="Cali8bri"/>
    </style:style>
    <style:style style:name="P10" style:family="paragraph">
      <style:text-properties fo:color="#00cc00" style:text-position="0% 100%" style:font-name="Cali8bri"/>
    </style:style>
    <style:style style:name="P11" style:family="paragraph">
      <loext:graphic-properties draw:fill="none"/>
      <style:text-properties fo:color="#00cc00" style:text-position="0% 100%" style:font-name="Cali8bri"/>
    </style:style>
    <style:style style:name="T1" style:family="text">
      <style:text-properties fo:color="#ff0000" style:font-name="Cali8bri" fo:font-size="20pt" fo:font-weight="bold" style:font-size-asian="18pt" style:font-size-complex="18pt"/>
    </style:style>
    <style:style style:name="T2" style:family="text">
      <style:text-properties fo:color="#ff0000" style:text-position="super 58%" style:font-name="Cali8bri" fo:font-size="18pt" style:font-size-asian="18pt" style:font-size-complex="18pt"/>
    </style:style>
    <style:style style:name="T3" style:family="text">
      <style:text-properties fo:color="#ff0000" style:text-position="0% 100%" style:font-name="Cali8bri" fo:font-size="18pt" style:font-size-asian="18pt" style:font-size-complex="18pt"/>
    </style:style>
    <style:style style:name="T4" style:family="text">
      <style:text-properties fo:color="#00cc00" style:font-name="Cali8bri" fo:font-size="20pt" fo:font-weight="bold" style:font-size-asian="18pt" style:font-size-complex="18pt"/>
    </style:style>
    <style:style style:name="T5" style:family="text">
      <style:text-properties fo:color="#00cc00" style:text-position="super 58%" style:font-name="Cali8bri" fo:font-size="18pt" style:font-size-asian="18pt" style:font-size-complex="18pt"/>
    </style:style>
    <style:style style:name="T6" style:family="text">
      <style:text-properties fo:color="#00cc00" style:text-position="0% 100%" style:font-name="Cali8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5cm" svg:y="1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.9cm" svg:height="2.826cm" svg:x="1.6cm" svg:y="0.4cm">
          <draw:text-box>
            <text:p text:style-name="P2"><text:span text:style-name="T1">F</text:span><text:span text:style-name="T2">L</text:span></text:p>
          </draw:text-box>
        </draw:frame>
        <draw:frame draw:style-name="gr3" draw:text-style-name="P3" draw:layer="layout" svg:width="1.9cm" svg:height="2.826cm" svg:x="-0.2cm" svg:y="0.4cm">
          <draw:text-box>
            <text:p text:style-name="P2"><text:span text:style-name="T1">F</text:span><text:span text:style-name="T2">R</text:span></text:p>
          </draw:text-box>
        </draw:frame>
        <draw:frame draw:style-name="gr4" draw:text-style-name="P4" draw:layer="layout" svg:width="1.4cm" svg:height="3.271cm" svg:x="0.1cm" svg:y="0.9cm">
          <draw:text-box>
            <text:p text:style-name="P2"><text:span text:style-name="T2">i-</text:span></text:p>
          </draw:text-box>
        </draw:frame>
        <draw:frame draw:style-name="gr4" draw:text-style-name="P4" draw:layer="layout" svg:width="1.4cm" svg:height="3.271cm" svg:x="1.9cm" svg:y="0.9cm">
          <draw:text-box>
            <text:p text:style-name="P2"><text:span text:style-name="T2">i+</text:span></text:p>
          </draw:text-box>
        </draw:frame>
        <draw:frame draw:style-name="gr5" draw:text-style-name="P4" draw:layer="layout" svg:width="0.735cm" svg:height="1.007cm" svg:x="0.412cm" svg:y="0.729cm">
          <draw:text-box>
            <text:p text:style-name="P2"><text:span text:style-name="T2">1</text:span></text:p>
          </draw:text-box>
        </draw:frame>
        <draw:frame draw:style-name="gr5" draw:text-style-name="P4" draw:layer="layout" svg:width="0.735cm" svg:height="1.007cm" svg:x="0.412cm" svg:y="1.129cm">
          <draw:text-box>
            <text:p text:style-name="P2"><text:span text:style-name="T2">2</text:span></text:p>
          </draw:text-box>
        </draw:frame>
        <draw:line draw:style-name="gr6" draw:text-style-name="P1" draw:layer="layout" svg:x1="0.6cm" svg:y1="1.25cm" svg:x2="0.95cm" svg:y2="1.25cm">
          <text:p/>
        </draw:line>
        <draw:frame draw:style-name="gr5" draw:text-style-name="P4" draw:layer="layout" svg:width="0.735cm" svg:height="1.007cm" svg:x="2.265cm" svg:y="0.7cm">
          <draw:text-box>
            <text:p text:style-name="P2"><text:span text:style-name="T2">1</text:span></text:p>
          </draw:text-box>
        </draw:frame>
        <draw:line draw:style-name="gr6" draw:text-style-name="P1" draw:layer="layout" svg:x1="2.553cm" svg:y1="1.221cm" svg:x2="2.903cm" svg:y2="1.221cm">
          <text:p/>
        </draw:line>
        <draw:frame draw:style-name="gr4" draw:text-style-name="P6" draw:layer="layout" svg:width="1.4cm" svg:height="3.271cm" svg:x="1.1cm" svg:y="1.529cm">
          <draw:text-box>
            <text:p text:style-name="P5"><text:span text:style-name="T3">i</text:span></text:p>
          </draw:text-box>
        </draw:frame>
        <draw:custom-shape draw:style-name="gr7" draw:text-style-name="P1" draw:layer="layout" svg:width="0.1cm" svg:height="0.1cm" svg:x="1.45cm" svg:y="1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4" draw:layer="layout" svg:width="0.735cm" svg:height="1.007cm" svg:x="0.412cm" svg:y="0.729cm">
          <draw:text-box>
            <text:p text:style-name="P2"><text:span text:style-name="T2">1</text:span></text:p>
          </draw:text-box>
        </draw:frame>
        <draw:frame draw:style-name="gr5" draw:text-style-name="P4" draw:layer="layout" svg:width="0.735cm" svg:height="1.007cm" svg:x="0.412cm" svg:y="1.129cm">
          <draw:text-box>
            <text:p text:style-name="P2"><text:span text:style-name="T2">2</text:span></text:p>
          </draw:text-box>
        </draw:frame>
        <draw:line draw:style-name="gr6" draw:text-style-name="P1" draw:layer="layout" svg:x1="0.6cm" svg:y1="1.25cm" svg:x2="0.95cm" svg:y2="1.25cm">
          <text:p/>
        </draw:line>
        <draw:frame draw:style-name="gr5" draw:text-style-name="P4" draw:layer="layout" svg:width="0.735cm" svg:height="1.007cm" svg:x="2.365cm" svg:y="0.7cm">
          <draw:text-box>
            <text:p text:style-name="P2"><text:span text:style-name="T2">1</text:span></text:p>
          </draw:text-box>
        </draw:frame>
        <draw:frame draw:style-name="gr5" draw:text-style-name="P4" draw:layer="layout" svg:width="0.735cm" svg:height="1.007cm" svg:x="2.365cm" svg:y="1.1cm">
          <draw:text-box>
            <text:p text:style-name="P2"><text:span text:style-name="T2">2</text:span></text:p>
          </draw:text-box>
        </draw:frame>
        <draw:line draw:style-name="gr6" draw:text-style-name="P1" draw:layer="layout" svg:x1="2.553cm" svg:y1="1.221cm" svg:x2="2.903cm" svg:y2="1.221cm">
          <text:p/>
        </draw:line>
        <draw:frame draw:style-name="gr3" draw:text-style-name="P8" draw:layer="layout" svg:width="1.9cm" svg:height="2.826cm" svg:x="2.8cm" svg:y="0.4cm">
          <draw:text-box>
            <text:p text:style-name="P7"><text:span text:style-name="T4">F</text:span><text:span text:style-name="T5">R</text:span></text:p>
          </draw:text-box>
        </draw:frame>
        <draw:frame draw:style-name="gr5" draw:text-style-name="P9" draw:layer="layout" svg:width="0.913cm" svg:height="1.007cm" svg:x="3.1cm" svg:y="0.9cm">
          <draw:text-box>
            <text:p text:style-name="P7"><text:span text:style-name="T5">i+</text:span></text:p>
          </draw:text-box>
        </draw:frame>
        <draw:frame draw:style-name="gr5" draw:text-style-name="P9" draw:layer="layout" svg:width="0.735cm" svg:height="1.007cm" svg:x="3.565cm" svg:y="0.7cm">
          <draw:text-box>
            <text:p text:style-name="P7"><text:span text:style-name="T5">1</text:span></text:p>
          </draw:text-box>
        </draw:frame>
        <draw:frame draw:style-name="gr5" draw:text-style-name="P9" draw:layer="layout" svg:width="0.735cm" svg:height="1.007cm" svg:x="3.565cm" svg:y="1.093cm">
          <draw:text-box>
            <text:p text:style-name="P7"><text:span text:style-name="T5">2</text:span></text:p>
          </draw:text-box>
        </draw:frame>
        <draw:line draw:style-name="gr8" draw:text-style-name="P1" draw:layer="layout" svg:x1="3.753cm" svg:y1="1.221cm" svg:x2="4.103cm" svg:y2="1.221cm">
          <text:p/>
        </draw:line>
        <draw:frame draw:style-name="gr9" draw:text-style-name="P11" draw:layer="layout" svg:width="1.7cm" svg:height="1.172cm" svg:x="3.8cm" svg:y="1.4cm">
          <draw:text-box>
            <text:p text:style-name="P10"><text:span text:style-name="T6">i+1</text:span></text:p>
          </draw:text-box>
        </draw:frame>
        <draw:frame draw:style-name="gr3" draw:text-style-name="P8" draw:layer="layout" svg:width="1.9cm" svg:height="2.826cm" svg:x="4.6cm" svg:y="0.4cm">
          <draw:text-box>
            <text:p text:style-name="P7"><text:span text:style-name="T4">F</text:span><text:span text:style-name="T5">L</text:span></text:p>
          </draw:text-box>
        </draw:frame>
        <draw:frame draw:style-name="gr4" draw:text-style-name="P9" draw:layer="layout" svg:width="1.4cm" svg:height="3.271cm" svg:x="4.9cm" svg:y="0.9cm">
          <draw:text-box>
            <text:p text:style-name="P7"><text:span text:style-name="T5">i+</text:span></text:p>
          </draw:text-box>
        </draw:frame>
        <draw:frame draw:style-name="gr5" draw:text-style-name="P9" draw:layer="layout" svg:width="0.735cm" svg:height="1.007cm" svg:x="5.365cm" svg:y="0.7cm">
          <draw:text-box>
            <text:p text:style-name="P7"><text:span text:style-name="T5">3</text:span></text:p>
          </draw:text-box>
        </draw:frame>
        <draw:frame draw:style-name="gr5" draw:text-style-name="P9" draw:layer="layout" svg:width="0.735cm" svg:height="1.007cm" svg:x="5.365cm" svg:y="1.1cm">
          <draw:text-box>
            <text:p text:style-name="P7"><text:span text:style-name="T5">2</text:span></text:p>
          </draw:text-box>
        </draw:frame>
        <draw:line draw:style-name="gr8" draw:text-style-name="P1" draw:layer="layout" svg:x1="5.553cm" svg:y1="1.221cm" svg:x2="5.903cm" svg:y2="1.2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8bri" svg:font-family="Cali8bri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2:32:57.251294567</meta:creation-date>
    <dc:date>2020-05-31T02:55:54.933782019</dc:date>
    <meta:editing-duration>PT1M2S</meta:editing-duration>
    <meta:editing-cycles>1</meta:editing-cycles>
    <meta:document-statistic meta:object-count="31"/>
    <meta:generator>LibreOffice/5.2.7.2$Linux_X86_64 LibreOffice_project/20m0$Build-2</meta:generator>
  </office:meta>
</office:document-meta>
</file>